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³Ð'68ðÿ¿ˆÛ`'1" svg:font-family="³Ð'68ðÿ¿ˆÛ`'1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0.559cm" fo:text-align="start" style:justify-single-word="false" style:text-autospace="none"/>
      <style:text-properties style:font-name="Helvetica" fo:font-size="11pt" style:font-size-asian="11pt" style:font-size-complex="11pt"/>
    </style:style>
    <style:style style:name="P2" style:family="paragraph" style:parent-style-name="Standard">
      <style:paragraph-properties fo:line-height="0.559cm" fo:text-align="start" style:justify-single-word="false" style:text-autospace="none"/>
      <style:text-properties style:font-name="Helvetica" fo:font-size="11pt" style:font-name-asian="³Ð'68ðÿ¿ˆÛ`'1" style:font-size-asian="11pt" style:font-name-complex="³Ð'68ðÿ¿ˆÛ`'1" style:font-size-complex="11pt"/>
    </style:style>
    <style:style style:name="P3" style:family="paragraph" style:parent-style-name="Standard">
      <style:paragraph-properties fo:line-height="0.559cm" style:text-autospace="none"/>
      <style:text-properties style:font-name="Helvetica" fo:font-size="11pt" style:font-name-asian="³Ð'68ðÿ¿ˆÛ`'1" style:font-size-asian="11pt" style:font-name-complex="³Ð'68ðÿ¿ˆÛ`'1" style:font-size-complex="11pt"/>
    </style:style>
    <style:style style:name="P4" style:family="paragraph" style:parent-style-name="Standard">
      <style:paragraph-properties fo:line-height="0.559cm" fo:text-align="start" style:justify-single-word="false" style:text-autospace="none"/>
      <style:text-properties style:font-name="Helvetica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el <text:s/>FUTURE DEFIBRILLATOR, SWEETHEART</text:p>
      <text:p text:style-name="P1"/>
      <text:p text:style-name="P1">Hamburger Sprechwerk Januar 2015</text:p>
      <text:p text:style-name="P2">mit Gesa Geue, Rabea Lübbe, Neele-Frederike Maak, Lisa Schützenberger</text:p>
      <text:p text:style-name="P2">Regie Anja Kerschkewicz</text:p>
      <text:p text:style-name="P2">Recherche und Text Anja Kerschkewicz, Philip Baumgarten</text:p>
      <text:p text:style-name="P2">Bühne Ute Radler</text:p>
      <text:p text:style-name="P2">Kostüme Christina Geiger, Eva Krämer</text:p>
      <text:p text:style-name="P2">Musik Paul Speckmann</text:p>
      <text:p text:style-name="P2">Dramaturgie Philip Baumgarten, Anne Brammen</text:p>
      <text:p text:style-name="P2">Licht Saskia Kaufmann</text:p>
      <text:p text:style-name="P3">Regieassistenz Charlotte Seebe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³Ð'68ðÿ¿ˆÛ`'1" svg:font-family="³Ð'68ðÿ¿ˆÛ`'1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7T08:46:32</meta:creation-date>
    <dc:date>2015-03-17T09:13:09</dc:date>
    <meta:editing-duration>PT7M54S</meta:editing-duration>
    <meta:editing-cycles>4</meta:editing-cycles>
    <meta:generator>OpenOffice/4.1.1$Unix OpenOffice.org_project/411m6$Build-9775</meta:generator>
    <meta:document-statistic meta:table-count="0" meta:image-count="0" meta:object-count="0" meta:page-count="1" meta:paragraph-count="11" meta:word-count="49" meta:character-count="390"/>
  </office:meta>
</office:document-meta>
</file>